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90000B75B0000B38295ACEE1E38C505AC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9.177cm" svg:x="-0.006cm" svg:y="0cm">
          <draw:image xlink:href="Pictures/200000090000B75B0000B38295ACEE1E38C505A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583cm" fo:page-height="19.17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4T23:20:59.018438858</meta:creation-date>
    <dc:date>2017-03-04T23:22:15.152677459</dc:date>
    <meta:editing-duration>PT1M16S</meta:editing-duration>
    <meta:editing-cycles>1</meta:editing-cycles>
    <meta:document-statistic meta:object-count="1"/>
    <meta:generator>LibreOffice/5.3.0.3$Linux_X86_64 LibreOffice_project/30m0$Build-3</meta:generator>
  </office:meta>
</office:document-meta>
</file>